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2" table:number-columns-repeated="248" table:default-cell-style-name="ce60"/>
        <table:table-column table:style-name="co12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style-name="ce60"/>
          <table:covered-table-cell/>
          <table:table-cell table:number-columns-repeated="249"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number-columns-repeated="250"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number-columns-repeated="250"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4"/>
          <table:table-cell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7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8" table:number-rows-repeated="11">
          <table:table-cell/>
          <table:table-cell table:style-name="ce60" table:number-columns-repeated="2"/>
          <table:table-cell table:style-name="ce91"/>
          <table:table-cell table:style-name="ce60" table:number-columns-repeated="2"/>
          <table:table-cell table:number-columns-repeated="250"/>
        </table:table-row>
        <table:table-row table:style-name="ro12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2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39">
            <text:p>39</text:p>
          </table:table-cell>
          <table:table-cell table:style-name="ce155" table:formula="of:=COUNTIF([.M$7:.M$721];[.$K2])" office:value-type="float" office:value="39">
            <text:p>39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2">
            <text:p>2</text:p>
          </table:table-cell>
          <table:table-cell table:style-name="ce155" table:formula="of:=COUNTIF([.M$7:.M$721];[.$K3])" office:value-type="float" office:value="2">
            <text:p>2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style-name="ce118"/>
          <table:covered-table-cell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15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office:value-type="string">
            <text:p>Tester</text:p>
          </table:table-cell>
          <table:table-cell table:style-name="ce112" office:value-type="string">
            <text:p>HTC</text:p>
          </table:table-cell>
          <table:table-cell table:style-name="ce112" office:value-type="string">
            <text:p>SamsungGalaxy</text:p>
          </table:table-cell>
          <table:table-cell table:style-name="ce112" office:value-type="string">
            <text:p>Comment/Bug</text:p>
          </table:table-cell>
          <table:table-cell table:style-name="ce112" table:number-columns-repeated="3"/>
          <table:table-cell table:style-name="ce16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Login into </text:span><text:span text:style-name="T5">the </text:span><text:span text:style-name="T5">application</text:span></text:p>
            <text:p><text:span text:style-name="T5">- Stay on the </text:span><text:span text:style-name="T5">Home page</text:span></text:p>
            <text:p><text:span text:style-name="T5">- Then, touch </text:span><text:span text:style-name="T5">on [Back] </text:span><text:span text:style-name="T5">button of </text:span><text:span text:style-name="T5">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output: can choose remember filter</text:p>
          </table:table-cell>
          <table:table-cell table:style-name="ce160" table:number-columns-repeated="2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674</text:p>
          </table:table-cell>
          <table:table-cell table:style-name="ce160" table:number-columns-repeated="2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office:value-type="string">
            <text:p>Passed</text:p>
          </table:table-cell>
          <table:table-cell table:style-name="ce161" office:value-type="string">
            <text:p>Passed</text:p>
          </table:table-cell>
          <table:table-cell table:style-name="ce160" office:value-type="string">
            <text:p>TESTVN-5674</text:p>
          </table:table-cell>
          <table:table-cell table:style-name="ce161" table:number-columns-repeated="2"/>
          <table:table-cell table:style-name="ce158"/>
          <table:table-cell table:style-name="ce168" table:number-columns-repeated="3"/>
          <table:table-cell table:style-name="ce16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demo.platfor</text:span><text:span text:style-name="T5">m.exo.org/po</text:span><text:span text:style-name="T5">rtal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demo.platfor</text:span><text:span text:style-name="T5">m.exo.org/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</text:span><text:span text:style-name="T8">application</text:span></text:p>
            <text:p><text:span text:style-name="T9">- Go into the </text:span><text:span text:style-name="T9">settings 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On the </text:span><text:span text:style-name="T8">authenticate </text:span><text:span text:style-name="T8">screen, push </text:span><text:span text:style-name="T8">the settings </text:span><text:span text:style-name="T8">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5">- Sign in with </text:span><text:span text:style-name="T5">valid user </text:span><text:span text:style-name="T5">name </text:span><text:span text:style-name="T5">/password</text:span></text:p>
            <text:p><text:span text:style-name="T5">- In Home </text:span><text:span text:style-name="T5">screen: </text:span><text:span text:style-name="T5">touch on an </text:span><text:span text:style-name="T5">existing </text:span><text:span text:style-name="T5">application</text:span></text:p>
            <text:p><text:span text:style-name="T5">→ </text:span><text:span text:style-name="T5">Content </text:span><text:span text:style-name="T5">application is </text:span><text:span text:style-name="T5">displayed</text:span></text:p>
            <text:p><text:span text:style-name="T5">- then, touch </text:span><text:span text:style-name="T5">on [Back] </text:span><text:span text:style-name="T5">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 </text:span><text:span text:style-name="T8">/password</text:span></text:p>
            <text:p><text:span text:style-name="T8">- touch on an </text:span><text:span text:style-name="T8">[Dashboard] </text:span><text:span text:style-name="T8">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TC: update steps: add gadget in tabs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 </text:span><text:span text:style-name="T8">/password</text:span></text:p>
            <text:p><text:span text:style-name="T8">- touch on an </text:span><text:span text:style-name="T8">[Dashboard] </text:span><text:span text:style-name="T8">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3" office:value-type="string">
            <text:p><text:a xlink:href="https://jira.exoplatform.org/browse/TESTVN-5680">TESTVN-5680</text:a>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</text:span></text:p>
            <text:p><text:span text:style-name="T8">- Touch on </text:span><text:span text:style-name="T8">[Dashboard] </text:span><text:span text:style-name="T8">application in </text:span><text:span text:style-name="T8">Home page </text:span><text:span text:style-name="T8">and <text:s/>then </text:span><text:span text:style-name="T8">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</text:span><text:span text:style-name="T11">gadget into </text:span><text:span text:style-name="T11">tabs on </text:span><text:span text:style-name="T12">PLF </text:span><text:span text:style-name="T12">3.5</text:span><text:span text:style-name="T11"> via </text:span><text:span text:style-name="T11">browser.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in </text:span><text:span text:style-name="T8">Home pag</text:span></text:p>
            <text:p><text:span text:style-name="T11">- Touch on </text:span><text:span text:style-name="T11">Gadget tab </text:span><text:span text:style-name="T11">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</text:span><text:span text:style-name="T11">more some </text:span><text:span text:style-name="T11">gadget into </text:span><text:span text:style-name="T11">dashboard </text:span><text:span text:style-name="T11">tabs or </text:span><text:span text:style-name="T11">delete some </text:span><text:span text:style-name="T11">existed </text:span><text:span text:style-name="T11">gadgets via </text:span><text:span text:style-name="T11">browser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11">- Sign out &amp; </text:span><text:span text:style-name="T11">Sign in again </text:span><text:span text:style-name="T11">or exit </text:span><text:span text:style-name="T11">application </text:span><text:span text:style-name="T11">→ start </text:span><text:span text:style-name="T11">application </text:span><text:span text:style-name="T11">→ sign in </text:span></text:p>
            <text:p><text:span text:style-name="T8">- Touch on </text:span><text:span text:style-name="T8">[Dashboard] </text:span><text:span text:style-name="T8">application in </text:span><text:span text:style-name="T8">Home page</text:span></text:p>
            <text:p><text:span text:style-name="T11">- Touch on </text:span><text:span text:style-name="T11">Gadget tab </text:span><text:span text:style-name="T11">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</text:span><text:span text:style-name="T11">more some </text:span><text:span text:style-name="T11">gadget into </text:span><text:span text:style-name="T11">dashboard </text:span><text:span text:style-name="T11">tabs or </text:span><text:span text:style-name="T11">delete some </text:span><text:span text:style-name="T11">existed </text:span><text:span text:style-name="T11">gadgets via </text:span><text:span text:style-name="T11">browser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11">- Sign out &amp; </text:span><text:span text:style-name="T11">Sign in again </text:span><text:span text:style-name="T11">or exit </text:span><text:span text:style-name="T11">application </text:span><text:span text:style-name="T11">→ start </text:span><text:span text:style-name="T11">application </text:span><text:span text:style-name="T11">→ sign in </text:span></text:p>
            <text:p><text:span text:style-name="T8">- Touch on </text:span><text:span text:style-name="T8">[Dashboard] </text:span><text:span text:style-name="T8">application in </text:span><text:span text:style-name="T8">Home 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ashboard] </text:span><text:span text:style-name="T11">application </text:span><text:span text:style-name="T11">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681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the </text:span><text:span text:style-name="T11">Documents </text:span><text:span text:style-name="T11">application is </text:span><text:span text:style-name="T11">in the </text:span><text:span text:style-name="T11">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the </text:span><text:span text:style-name="T11">view of </text:span><text:span text:style-name="T11">document </text:span><text:span text:style-name="T11">tab will show </text:span><text:span text:style-name="T11">3 tabs and </text:span><text:span text:style-name="T11">subfolder: </text:span><text:span text:style-name="T11">''Personal","</text:span><text:span text:style-name="T11">General","Gr</text:span><text:span text:style-name="T11">oup" 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the </text:span><text:span text:style-name="T11">Documents </text:span><text:span text:style-name="T11">application is </text:span><text:span text:style-name="T11">in the </text:span><text:span text:style-name="T11">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</text:span><text:span text:style-name="T11">Documents </text:span><text:span text:style-name="T11">application </text:span><text:span text:style-name="T11">will be </text:span><text:span text:style-name="T11">showed on </text:span><text:span text:style-name="T11">the screen </text:span><text:span text:style-name="T11">with items </text:span><text:span text:style-name="T11">list in user's </text:span><text:span text:style-name="T11">personal </text:span><text:span text:style-name="T11">driver .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items in the </text:span><text:span text:style-name="T11">folder are in </text:span><text:span text:style-name="T11">the 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</text:span><text:span text:style-name="T11">items in this </text:span><text:span text:style-name="T11">folder will be </text:span><text:span text:style-name="T11">showed.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any item with </text:span><text:span text:style-name="T11">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it is in the </text:span><text:span text:style-name="T11">loading </text:span><text:span text:style-name="T11">progress.</text:span></text:p>
            <text:p><text:span text:style-name="T11">- Then </text:span><text:span text:style-name="T11">Documents </text:span><text:span text:style-name="T11">application </text:span><text:span text:style-name="T11">will be </text:span><text:span text:style-name="T11">showed on </text:span><text:span text:style-name="T11">the screen </text:span><text:span text:style-name="T11">with items </text:span><text:span text:style-name="T11">list in user's </text:span><text:span text:style-name="T11">personal </text:span><text:span text:style-name="T11">driver 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actions </text:span><text:span text:style-name="T11">button of </text:span><text:span text:style-name="T11">each item to </text:span><text:span text:style-name="T11">show the </text:span><text:span text:style-name="T11">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actions </text:span><text:span text:style-name="T11">button of </text:span><text:span text:style-name="T11">File/Folder </text:span><text:span text:style-name="T11">that want to </text:span><text:span text:style-name="T11">delete and </text:span><text:span text:style-name="T11">select </text:span><text:span text:style-name="T11">"delete" </text:span><text:span text:style-name="T11">action on </text:span><text:span text:style-name="T11">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copy] </text:span><text:span text:style-name="T11">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cut] </text:span><text:span text:style-name="T11">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take a </text:span><text:span text:style-name="T11">picture] </text:span><text:span text:style-name="T11">action on </text:span><text:span text:style-name="T11">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Send] </text:span><text:span text:style-name="T11">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mera] </text:span><text:span text:style-name="T11">icon on the </text:span><text:span text:style-name="T11">top-right</text:span></text:p>
            <text:p><text:span text:style-name="T11">- Touch on </text:span><text:span text:style-name="T11">[Take a </text:span><text:span text:style-name="T11">Photo] </text:span><text:span text:style-name="T11">button</text:span></text:p>
            <text:p><text:span text:style-name="T11">- Touch on </text:span><text:span text:style-name="T11">[Done] </text:span><text:span text:style-name="T11">button</text:span></text:p>
            <text:p><text:span text:style-name="T11">- Touch on </text:span><text:span text:style-name="T11">[Send] </text:span><text:span text:style-name="T11">button</text:span></text:p>
            <text:p><text:span text:style-name="T11">- Touch on </text:span><text:span text:style-name="T11">[Refresh] </text:span><text:span text:style-name="T11">icon on the </text:span><text:span text:style-name="T11">top-right</text:span></text:p>
          </table:table-cell>
          <table:table-cell table:style-name="ce131" office:value-type="string">
            <text:p><text:span text:style-name="T11">- Back to </text:span><text:span text:style-name="T11">activities </text:span><text:span text:style-name="T11">stream page</text:span></text:p>
            <text:p><text:span text:style-name="T11">- This post </text:span><text:span text:style-name="T11">will be </text:span><text:span text:style-name="T11">shown with </text:span><text:span text:style-name="T11">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mera] </text:span><text:span text:style-name="T11">icon on the </text:span><text:span text:style-name="T11">top-right</text:span></text:p>
            <text:p><text:span text:style-name="T11">- Touch on </text:span><text:span text:style-name="T11">[Photo </text:span><text:span text:style-name="T11">Library] </text:span><text:span text:style-name="T11">button</text:span></text:p>
            <text:p><text:span text:style-name="T11">- Select a </text:span><text:span text:style-name="T11">photo, touch </text:span><text:span text:style-name="T11">on [OK] </text:span><text:span text:style-name="T11">button</text:span></text:p>
            <text:p><text:span text:style-name="T11">- Touch on </text:span><text:span text:style-name="T11">[Send] </text:span><text:span text:style-name="T11">button</text:span></text:p>
            <text:p><text:span text:style-name="T11">- Touch on </text:span><text:span text:style-name="T11">[Refresh] </text:span><text:span text:style-name="T11">icon on the </text:span><text:span text:style-name="T11">top-right</text:span></text:p>
          </table:table-cell>
          <table:table-cell table:style-name="ce131" office:value-type="string">
            <text:p><text:span text:style-name="T11">- Back to </text:span><text:span text:style-name="T11">activities </text:span><text:span text:style-name="T11">stream page</text:span></text:p>
            <text:p><text:span text:style-name="T11">- This post </text:span><text:span text:style-name="T11">will be </text:span><text:span text:style-name="T11">shown with </text:span><text:span text:style-name="T11">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</text:span></text:p>
            <text:p><text:span text:style-name="T11">- Do not </text:span><text:span text:style-name="T11">anything</text:span></text:p>
            <text:p><text:span text:style-name="T11">- Touch on </text:span><text:span text:style-name="T11">[Send] </text:span><text:span text:style-name="T11">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ncel] </text:span><text:span text:style-name="T11">button</text:span></text:p>
          </table:table-cell>
          <table:table-cell table:style-name="ce131" office:value-type="string">
            <text:p><text:span text:style-name="T15">- Back to </text:span><text:span text:style-name="T15">activities </text:span><text:span text:style-name="T15">stream page</text:span></text:p>
            <text:p><text:span text:style-name="T15">- This post </text:span><text:span text:style-name="T15">won't be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Like] icon of </text:span><text:span text:style-name="T11">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Like] icon of </text:span><text:span text:style-name="T11">any post</text:span></text:p>
            <text:p><text:span text:style-name="T11">- After that </text:span><text:span text:style-name="T11">touch on </text:span><text:span text:style-name="T11">[Unlike] icon </text:span><text:span text:style-name="T11">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</text:span><text:span text:style-name="T11">Post will be </text:span><text:span text:style-name="T11">shown with </text:span><text:span text:style-name="T11">comment </text:span><text:span text:style-name="T11">and Like </text:span><text:span text:style-name="T11">number (if </text:span><text:span text:style-name="T11">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Input </text:span><text:span text:style-name="T11">something, </text:span><text:span text:style-name="T11">touch on </text:span><text:span text:style-name="T11">button Send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Do not </text:span><text:span text:style-name="T11">input </text:span><text:span text:style-name="T11">anything, </text:span><text:span text:style-name="T11">touch on </text:span><text:span text:style-name="T11">button Send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<text:span text:style-name="T15">- Alert </text:span><text:span text:style-name="T15">message to </text:span><text:span text:style-name="T15">require input </text:span><text:span text:style-name="T15">data</text:span></text:p>
            <text:p><text:span text:style-name="T15">- Back to </text:span><text:span text:style-name="T15">activities </text:span><text:span text:style-name="T15">stream page</text:span></text:p>
            <text:p><text:span text:style-name="T15">- Number of </text:span><text:span text:style-name="T15">Comment </text:span><text:span text:style-name="T15">isn't changed </text:span></text:p>
            <text:p><text:span text:style-name="T15">- No new </text:span><text:span text:style-name="T15">comment is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Input </text:span><text:span text:style-name="T11">something, </text:span><text:span text:style-name="T11">touch on </text:span><text:span text:style-name="T11">button </text:span><text:span text:style-name="T11">Cancel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<text:span text:style-name="T15">- Back to </text:span><text:span text:style-name="T15">activities </text:span><text:span text:style-name="T15">stream page</text:span></text:p>
            <text:p><text:span text:style-name="T15">- Number of </text:span><text:span text:style-name="T15">Comment </text:span><text:span text:style-name="T15">isn't changed </text:span></text:p>
            <text:p><text:span text:style-name="T15">- No new </text:span><text:span text:style-name="T15">comment is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15">- Sign In with </text:span><text:span text:style-name="T15">valid User </text:span><text:span text:style-name="T15">name/Passw</text:span><text:span text:style-name="T15">ord</text:span></text:p>
            <text:p><text:span text:style-name="T15">- Touch on </text:span><text:span text:style-name="T15">[News] </text:span><text:span text:style-name="T15">application </text:span><text:span text:style-name="T15">on Home </text:span><text:span text:style-name="T15">page</text:span></text:p>
            <text:p><text:span text:style-name="T15">- Touch on </text:span><text:span text:style-name="T15">any post with </text:span><text:span text:style-name="T15">attachment</text:span></text:p>
            <text:p><text:span text:style-name="T15">- Touch on </text:span><text:span text:style-name="T15">this </text:span><text:span text:style-name="T15">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</text:span><text:span text:style-name="T6">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table:number-columns-repeated="5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14" table:number-rows-repeated="15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 table:number-rows-repeated="164">
          <table:table-cell table:number-columns-repeated="1024"/>
        </table:table-row>
        <table:table-row table:style-name="ro14" table:number-rows-repeated="11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7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06T17:12:00</dc:date>
    <meta:editing-cycles>212</meta:editing-cycles>
    <meta:editing-duration>PT70H34M52S</meta:editing-duration>
    <dc:creator>exoplatform </dc:creator>
    <meta:document-statistic meta:table-count="4" meta:cell-count="1574" meta:object-count="1"/>
    <meta:user-defined meta:name="Info 1"/>
    <meta:user-defined meta:name="Info 2"/>
    <meta:user-defined meta:name="Info 3"/>
    <meta:user-defined meta:name="Info 4"/>
  </office:meta>
</office:document-meta>
</file>